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weight="bold" officeooo:rsid="001d0755" officeooo:paragraph-rsid="001d0755" style:font-weight-asian="bold" style:font-weight-complex="bold"/>
    </style:style>
    <style:style style:name="P2" style:family="paragraph" style:parent-style-name="Standard">
      <style:text-properties style:font-name="Liberation Sans" officeooo:rsid="001d0755" officeooo:paragraph-rsid="001d0755"/>
    </style:style>
    <style:style style:name="T1" style:family="text">
      <style:text-properties style:font-name="Arial Black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ing Instructions:</text:p>
      <text:p text:style-name="P2"/>
      <text:p text:style-name="P2">Go to <text:span text:style-name="T1">https://mail.s8-software.com/</text:span></text:p>
      <text:p text:style-name="P2">Use the email address associated with your name below.</text:p>
      <text:p text:style-name="P2">Your password (for now) is <text:s/><text:span text:style-name="T1">PAssword12</text:span>. <text:s/>(This is case sensitive).</text:p>
      <text:p text:style-name="P2"/>
      <text:p text:style-name="P2">Kbazazi, Dorothy: <text:s text:c="2"/>dorothy.k@s8-software.com</text:p>
      <text:p text:style-name="P2">Attoo, Betty: <text:s text:c="6"/><text:tab/>attoo44@s8-software.com</text:p>
      <text:p text:style-name="P2">Wonito, Maria: <text:s text:c="5"/><text:tab/>maria.m@s8-software.com</text:p>
      <text:p text:style-name="P2">Mwanika, Moses: <text:s text:c="4"/>monz0@s8-software.com</text:p>
      <text:p text:style-name="P2">Ochen, Alfred: <text:s text:c="5"/><text:tab/>alfred.o@s8-software.com</text:p>
      <text:p text:style-name="P2">Anyajo Namutosi, Brenda: <text:s text:c="3"/>brendmutosi@s8-software.com</text:p>
      <text:p text:style-name="P2">Norah, Ritah: <text:s text:c="6"/><text:tab/>noritahm@s8-software.com</text:p>
      <text:p text:style-name="P2">Okangwa, Grace: <text:s text:c="3"/>graceo@s8-software.com</text:p>
      <text:p text:style-name="P2">Mallet, Judith: <text:s text:c="4"/><text:tab/>malletjudith@s8-software.com</text:p>
      <text:p text:style-name="P2">Zamukunda, Caroline: <text:s text:c="3"/>zamukunda.carol@s8-software.com</text:p>
      <text:p text:style-name="P2">Kituyi, Salima: <text:s text:c="4"/><text:tab/>kituyisalima@s8-software.com</text:p>
      <text:p text:style-name="P2">Lugya, David: <text:s text:c="6"/><text:tab/>lugyadavide@s8-software.com</text:p>
      <text:p text:style-name="P2">Fake, Account: <text:s text:c="5"/><text:tab/>fakefortesting@s8-software.com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06:50:46.456990265</meta:creation-date>
    <dc:date>2019-05-30T06:53:00.993732548</dc:date>
    <meta:editing-duration>PT2M1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64" meta:character-count="789" meta:non-whitespace-character-count="676"/>
  </office:meta>
</office:document-meta>
</file>